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7cfe6"/>
    </style:style>
    <style:style style:name="P2" style:family="paragraph" style:parent-style-name="Standard">
      <style:text-properties officeooo:paragraph-rsid="00087658"/>
    </style:style>
    <style:style style:name="P3" style:family="paragraph" style:parent-style-name="Standard">
      <style:text-properties fo:font-weight="bold" officeooo:paragraph-rsid="00087658" style:font-weight-asian="bold" style:font-weight-complex="bold"/>
    </style:style>
    <style:style style:name="P4" style:family="paragraph" style:parent-style-name="Standard">
      <style:text-properties officeooo:paragraph-rsid="00087e9c"/>
    </style:style>
    <style:style style:name="P5" style:family="paragraph" style:parent-style-name="Standard">
      <style:text-properties officeooo:rsid="00087658" officeooo:paragraph-rsid="00087658"/>
    </style:style>
    <style:style style:name="P6" style:family="paragraph" style:parent-style-name="Standard">
      <style:text-properties officeooo:paragraph-rsid="0007cfe6"/>
    </style:style>
    <style:style style:name="P7" style:family="paragraph" style:parent-style-name="Standard">
      <style:text-properties officeooo:rsid="0008802e" officeooo:paragraph-rsid="0008802e"/>
    </style:style>
    <style:style style:name="P8" style:family="paragraph" style:parent-style-name="Standard">
      <style:text-properties officeooo:paragraph-rsid="000a20e8"/>
    </style:style>
    <style:style style:name="T1" style:family="text">
      <style:text-properties officeooo:rsid="0007cfe6"/>
    </style:style>
    <style:style style:name="T2" style:family="text">
      <style:text-properties officeooo:rsid="00087658"/>
    </style:style>
    <style:style style:name="T3" style:family="text">
      <style:text-properties fo:font-weight="bold" style:font-weight-asian="bold" style:font-weight-complex="bold"/>
    </style:style>
    <style:style style:name="T4" style:family="text">
      <style:text-properties fo:font-weight="bold" officeooo:rsid="0007cfe6" style:font-weight-asian="bold" style:font-weight-complex="bold"/>
    </style:style>
    <style:style style:name="T5" style:family="text">
      <style:text-properties officeooo:rsid="00087e9c"/>
    </style:style>
    <style:style style:name="T6" style:family="text">
      <style:text-properties officeooo:rsid="000a20e8"/>
    </style:style>
    <style:style style:name="T7" style:family="text">
      <style:text-properties officeooo:rsid="000ae4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isk Assurance for Hedge Funds using Zero Knowledge Proofs</text:p>
      <text:p text:style-name="Standard"/>
      <text:p text:style-name="P1"><text:span text:style-name="T4">Problem Statement :</text:span><text:span text:style-name="T1"> </text:span>Hedge funds seek high returns by exploiting arbitrage opportunities and keeping them secret. In <text:span text:style-name="T1">turn, an</text:span> investor would like a fund’s composition to reflect his own risk preferences <text:span text:style-name="T1">while providing him with high returns. Thus the question arises : </text:span>How can an investor and fund manager build trust when the two party’s interests are not aligned?</text:p>
      <text:p text:style-name="P1"/>
      <text:p text:style-name="P1"><text:span text:style-name="T4">Solution :</text:span><text:span text:style-name="T1"> </text:span>The fund manager describes the portfolio contents indirectly by specifying the asset quantities with cryptographic commitments. Then, without de-committing the portfolio composition, the manager can use zero knowledge proofs to reveal chosen features to the investor. <text:span text:style-name="T1">Which the investor can then verify and modify constraints. </text:span></text:p>
      <text:p text:style-name="P1"/>
      <text:p text:style-name="P7"><text:span text:style-name="T3">Real world use-case</text:span> : </text:p>
      <text:p text:style-name="P7"/>
      <text:p text:style-name="P8"><text:span text:style-name="T6">1. </text:span>This kind of bound extends the benefit obtained by considering a single risk factor in isolation. First a set of scenarios are selected, denoted Sj , which define a set of potential future trajectories of various economic factors. Next, some model must be used to estimate the value vi,j of each asset under each scenario. The prospectus lists the battery of scenarios, and also lists the expected value of each asset under each scenario, and makes reference to the modeling technique used. Finally, an “acceptable risk” is agreed upon by listing the portfolio’s minimum future value under each scenario described in the contract. The expected future value of the portfolio under scenario Sj is simply Pj = Σvi,jbi , so the bound we are interested in takes the form Σvi,jbi ≥ SVj . (8) Note that the validity of this approach does not dependent on the choice of model: the values vi,j must be published, and the investor must find them reasonable to accept the contract. Of course, the manager can not guarantee future portfolio values, but he can guarantee that he will never take a position which will assume less than the contractual minimum value under any of the listed hypothetical scenario, however unlikely he feels that the scenario is. Such scenarios are idealized, discreet, future possibilities, and the actual outcome is unlikely to closely follows an actual scenario listed. Nevertheless, such bounds are very useful since they force the fund to maintain a composition for which it is not expected to lose too much value under an adversarial scenario.</text:p>
      <text:p text:style-name="P8"/>
      <text:p text:style-name="P8"><text:span text:style-name="T6">2. This kind of bounch extends to sector preference of investing. The investor specifics certain sectors which he does not want to invest in. The fund manager in turn provides proof for the same. </text:span>These are simple constraints of the form bi ≤ Q, which serve to limit the amount invested in a particular single asset Ai . By using this simple constraint for every potential asset, assurance can be obtained that the fund is not placing a significant bet on the performance of a single security.</text:p>
      <text:p text:style-name="P1"/>
      <text:p text:style-name="P1"><text:span text:style-name="T4">Methods :</text:span><text:span text:style-name="T1"> </text:span>Pedersen Commitments, Interval Proofs <text:span text:style-name="T1">and Zero-Knowledge Proofs</text:span></text:p>
      <text:p text:style-name="P1"/>
      <text:p text:style-name="P1">ZKPk(Σmibi ≥ Q)</text:p>
      <text:p text:style-name="P1"/>
      <text:p text:style-name="P5">Where </text:p>
      <text:p text:style-name="P2">Ai <text:span text:style-name="T2">is </text:span>universe of asset types</text:p>
      <text:p text:style-name="P2">bi <text:span text:style-name="T2">is</text:span> an amount of asset type Ai</text:p>
      <text:p text:style-name="P2">Ci <text:span text:style-name="T2">is the</text:span> commitment</text:p>
      <text:p text:style-name="P2"><text:span text:style-name="T2">mi is </text:span>any list of coefficients</text:p>
      <text:p text:style-name="P2"/>
      <text:p text:style-name="P3">The Protocol Steps :</text:p>
      <text:p text:style-name="P2">1. The fund manager commits to bi with Ci .</text:p>
      <text:p text:style-name="P2">2. The fund manager delivers commitments {Ci} to the investor, and optionally to a third party.</text:p>
      <text:p text:style-name="P2">3. (Optional) The fund manager also sends a de-commitment of the committed quantities {bi} to the third party.</text:p>
      <text:p text:style-name="P2"><text:soft-page-break/>4. The fund manager asserts that conditions Limitj are fulfilled, computes proofs ZKPk(Σmibi ≤ Q), or ZKPk(Σmibi ≥ Q), and sends them to the investor.</text:p>
      <text:p text:style-name="P2">5. The investor verifies the completeness of the correctness of the proofs.</text:p>
      <text:p text:style-name="P2">6. In case of dispute, the commitments may be opened or revealed by the third party. If the actual portfolio holdings do not match the committed holdings, the commitments serve as direct evidence of fraud.</text:p>
      <text:p text:style-name="P2"/>
      <text:p text:style-name="P3">Applications – <text:span text:style-name="T2">Where constraints can be appiled </text:span>:</text:p>
      <text:p text:style-name="P2"><text:span text:style-name="T2">1. <text:s/></text:span>Individual Asset Bounds</text:p>
      <text:p text:style-name="P2"><text:span text:style-name="T2">2. <text:s/></text:span>Asset Class and Sector Allocation</text:p>
      <text:p text:style-name="P2"><text:span text:style-name="T2">3. <text:s/></text:span>Asset Features, Short Positions</text:p>
      <text:p text:style-name="P2"><text:span text:style-name="T2">4. <text:s/></text:span>Current Minimum Value</text:p>
      <text:p text:style-name="P2"><text:span text:style-name="T2">5. <text:s/></text:span>Factor exposures</text:p>
      <text:p text:style-name="P2"><text:span text:style-name="T2">6. <text:s/></text:span>Scenario analysis</text:p>
      <text:p text:style-name="P4"><text:span text:style-name="T5">7. <text:s/></text:span>Trading volume</text:p>
      <text:p text:style-name="P4"/>
      <text:p text:style-name="P4"><text:span text:style-name="T5">Thus t</text:span>he proposed mechanism consists of a contract between the investor and manager, through which the manager agrees to describe the evolving portfolio in a verifiable way. Effectively, the investor will have a new tool to monitor the manager’s trades, and to check that the fund characteristics satisfy the risk preferences specified in the contr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09:35:54.774125932</meta:creation-date>
    <dc:date>2019-08-16T16:33:57.133843876</dc:date>
    <meta:editing-duration>PT13M4S</meta:editing-duration>
    <meta:editing-cycles>2</meta:editing-cycles>
    <meta:generator>LibreOffice/6.0.7.3$Linux_X86_64 LibreOffice_project/00m0$Build-3</meta:generator>
    <meta:document-statistic meta:table-count="0" meta:image-count="0" meta:object-count="0" meta:page-count="2" meta:paragraph-count="29" meta:word-count="715" meta:character-count="4329" meta:non-whitespace-character-count="3632"/>
  </office:meta>
</office:document-meta>
</file>